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1.0291in"/>
    </style:style>
    <style:style style:name="co8" style:family="table-column">
      <style:table-column-properties fo:break-before="auto" style:column-width="1.1256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etalleConsum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Reserva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Cantidad/día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Totals:</text:p>
          </table:table-cell>
          <table:table-cell table:style-name="ce1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Cantidad:</text:p>
          </table:table-cell>
          <table:table-cell table:style-name="ce1" table:formula="of:=SUM([.D2:.D1427])" office:value-type="float" office:value="2897" calcext:value-type="float">
            <text:p>289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onsum ALE:</text:p>
          </table:table-cell>
          <table:table-cell table:style-name="ce1" table:formula="of:=SUMIF([.B$1:.B$1048576];&quot;ALE&quot;;[.D$1:.D$1048576])" office:value-type="float" office:value="962" calcext:value-type="float">
            <text:p>96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Mitjana consumicions:</text:p>
          </table:table-cell>
          <table:table-cell table:style-name="ce1"/>
          <table:table-cell table:style-name="ce1" office:value-type="string" calcext:value-type="string">
            <text:p>Té con limón</text:p>
          </table:table-cell>
          <table:table-cell table:style-name="ce1" office:value-type="string" calcext:value-type="string">
            <text:p>Café</text:p>
          </table:table-cell>
          <table:table-cell table:style-name="ce1" office:value-type="string" calcext:value-type="string">
            <text:p>Café con leche</text:p>
          </table:table-cell>
          <table:table-cell table:style-name="ce1" office:value-type="string" calcext:value-type="string">
            <text:p>Caña cerveza</text:p>
          </table:table-cell>
          <table:table-cell table:style-name="ce1" office:value-type="string" calcext:value-type="string">
            <text:p>Vino</text:p>
          </table:table-cell>
          <table:table-cell table:style-name="ce1" office:value-type="string" calcext:value-type="string">
            <text:p>Sangría</text:p>
          </table:table-cell>
          <table:table-cell table:style-name="ce1" office:value-type="string" calcext:value-type="string">
            <text:p>Brandy</text:p>
          </table:table-cell>
          <table:table-cell table:style-name="ce1" office:value-type="string" calcext:value-type="string">
            <text:p>Cava</text:p>
          </table:table-cell>
          <table:table-cell table:style-name="ce1" office:value-type="string" calcext:value-type="string">
            <text:p>Whisky</text:p>
          </table:table-cell>
          <table:table-cell table:style-name="ce1" office:value-type="string" calcext:value-type="string">
            <text:p>Total: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LE</text:p>
          </table:table-cell>
          <table:table-cell table:style-name="ce1" table:formula="of:=ROUND(AVERAGEIF([.B$1:.B$1048576];&quot;ALE&quot;;[.D$1:.D$1048576]);2)" office:value-type="float" office:value="2.05" calcext:value-type="float">
            <text:p>2.05</text:p>
          </table:table-cell>
          <table:table-cell table:style-name="ce1" table:formula="of:=ROUND(AVERAGEIFS([.D$1:.D$1048576]; [.B$1:.B$1048576]; &quot;ALE&quot;; [.C$1:.C$1048576]; &quot;Té con limón&quot;); 2)" office:value-type="float" office:value="2.17" calcext:value-type="float">
            <text:p>2.17</text:p>
          </table:table-cell>
          <table:table-cell table:style-name="ce1" table:formula="of:=ROUND(AVERAGEIFS([.D$1:.D$1048576]; [.B$1:.B$1048576]; &quot;ALE&quot;; [.C$1:.C$1048576]; &quot;Café&quot;); 2)" office:value-type="float" office:value="1.81" calcext:value-type="float">
            <text:p>1.81</text:p>
          </table:table-cell>
          <table:table-cell table:style-name="ce1" table:formula="of:=ROUND(AVERAGEIFS([.D$1:.D$1048576]; [.B$1:.B$1048576]; &quot;ALE&quot;; [.C$1:.C$1048576]; &quot;Café con leche&quot;); 2)" office:value-type="float" office:value="2.19" calcext:value-type="float">
            <text:p>2.19</text:p>
          </table:table-cell>
          <table:table-cell table:style-name="ce1" table:formula="of:=ROUND(AVERAGEIFS([.D$1:.D$1048576]; [.B$1:.B$1048576]; &quot;ALE&quot;; [.C$1:.C$1048576]; &quot;Caña cerveza&quot;); 2)" office:value-type="float" office:value="1.91" calcext:value-type="float">
            <text:p>1.91</text:p>
          </table:table-cell>
          <table:table-cell table:style-name="ce1" table:formula="of:=ROUND(AVERAGEIFS([.D$1:.D$1048576]; [.B$1:.B$1048576]; &quot;ALE&quot;; [.C$1:.C$1048576]; &quot;Vino&quot;); 2)" office:value-type="float" office:value="2.05" calcext:value-type="float">
            <text:p>2.05</text:p>
          </table:table-cell>
          <table:table-cell table:style-name="ce1" table:formula="of:=ROUND(AVERAGEIFS([.D$1:.D$1048576]; [.B$1:.B$1048576]; &quot;ALE&quot;; [.C$1:.C$1048576]; &quot;Sangría&quot;); 2)" office:value-type="float" office:value="2.02" calcext:value-type="float">
            <text:p>2.02</text:p>
          </table:table-cell>
          <table:table-cell table:style-name="ce1" table:formula="of:=ROUND(AVERAGEIFS([.D$1:.D$1048576]; [.B$1:.B$1048576]; &quot;ALE&quot;; [.C$1:.C$1048576]; &quot;Brandy&quot;); 2)" office:value-type="float" office:value="2.06" calcext:value-type="float">
            <text:p>2.06</text:p>
          </table:table-cell>
          <table:table-cell table:style-name="ce1" table:formula="of:=ROUND(AVERAGEIFS([.D$1:.D$1048576]; [.B$1:.B$1048576]; &quot;ALE&quot;; [.C$1:.C$1048576]; &quot;Cava&quot;); 2)" office:value-type="float" office:value="2.29" calcext:value-type="float">
            <text:p>2.29</text:p>
          </table:table-cell>
          <table:table-cell table:style-name="ce1" table:formula="of:=ROUND(AVERAGEIFS([.D$1:.D$1048576]; [.B$1:.B$1048576]; &quot;ALE&quot;; [.C$1:.C$1048576]; &quot;Whisky&quot;); 2)" office:value-type="float" office:value="2.19" calcext:value-type="float">
            <text:p>2.19</text:p>
          </table:table-cell>
          <table:table-cell table:style-name="ce1" table:formula="of:=SUMIF([.B$1:.B$1048576];&quot;ALE&quot;;[.D$1:.D$1048576])"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GBR</text:p>
          </table:table-cell>
          <table:table-cell table:style-name="ce1" table:formula="of:=ROUND(AVERAGEIF([.B$1:.B$1048576];&quot;GBR&quot;;[.D$1:.D$1048576]);2)" office:value-type="float" office:value="2" calcext:value-type="float">
            <text:p>2</text:p>
          </table:table-cell>
          <table:table-cell table:style-name="ce1" table:formula="of:=ROUND(AVERAGEIFS([.D$1:.D$1048576]; [.B$1:.B$1048576]; &quot;GBR&quot;; [.C$1:.C$1048576]; &quot;Té con limón&quot;); 2)" office:value-type="float" office:value="1.97" calcext:value-type="float">
            <text:p>1.97</text:p>
          </table:table-cell>
          <table:table-cell table:style-name="ce1" table:formula="of:=ROUND(AVERAGEIFS([.D$1:.D$1048576]; [.B$1:.B$1048576]; &quot;GBR&quot;; [.C$1:.C$1048576]; &quot;Café&quot;); 2)" office:value-type="float" office:value="2.36" calcext:value-type="float">
            <text:p>2.36</text:p>
          </table:table-cell>
          <table:table-cell table:style-name="ce1" table:formula="of:=ROUND(AVERAGEIFS([.D$1:.D$1048576]; [.B$1:.B$1048576]; &quot;GBR&quot;; [.C$1:.C$1048576]; &quot;Café con leche&quot;); 2)" office:value-type="float" office:value="2.05" calcext:value-type="float">
            <text:p>2.05</text:p>
          </table:table-cell>
          <table:table-cell table:style-name="ce1" table:formula="of:=ROUND(AVERAGEIFS([.D$1:.D$1048576]; [.B$1:.B$1048576]; &quot;GBR&quot;; [.C$1:.C$1048576]; &quot;Caña cerveza&quot;); 2)" office:value-type="float" office:value="1.94" calcext:value-type="float">
            <text:p>1.94</text:p>
          </table:table-cell>
          <table:table-cell table:style-name="ce1" table:formula="of:=ROUND(AVERAGEIFS([.D$1:.D$1048576]; [.B$1:.B$1048576]; &quot;GBR&quot;; [.C$1:.C$1048576]; &quot;Vino&quot;); 2)" office:value-type="float" office:value="2.1" calcext:value-type="float">
            <text:p>2.1</text:p>
          </table:table-cell>
          <table:table-cell table:style-name="ce1" table:formula="of:=ROUND(AVERAGEIFS([.D$1:.D$1048576]; [.B$1:.B$1048576]; &quot;GBR&quot;; [.C$1:.C$1048576]; &quot;Sangría&quot;); 2)" office:value-type="float" office:value="1.92" calcext:value-type="float">
            <text:p>1.92</text:p>
          </table:table-cell>
          <table:table-cell table:style-name="ce1" table:formula="of:=ROUND(AVERAGEIFS([.D$1:.D$1048576]; [.B$1:.B$1048576]; &quot;GBR&quot;; [.C$1:.C$1048576]; &quot;Brandy&quot;); 2)" office:value-type="float" office:value="1.56" calcext:value-type="float">
            <text:p>1.56</text:p>
          </table:table-cell>
          <table:table-cell table:style-name="ce1" table:formula="of:=ROUND(AVERAGEIFS([.D$1:.D$1048576]; [.B$1:.B$1048576]; &quot;GBR&quot;; [.C$1:.C$1048576]; &quot;Cava&quot;); 2)" office:value-type="float" office:value="2.44" calcext:value-type="float">
            <text:p>2.44</text:p>
          </table:table-cell>
          <table:table-cell table:style-name="ce1" table:formula="of:=ROUND(AVERAGEIFS([.D$1:.D$1048576]; [.B$1:.B$1048576]; &quot;GBR&quot;; [.C$1:.C$1048576]; &quot;Whisky&quot;); 2)" office:value-type="float" office:value="1.93" calcext:value-type="float">
            <text:p>1.93</text:p>
          </table:table-cell>
          <table:table-cell table:style-name="ce1" table:formula="of:=SUMIF([.B$1:.B$1048576];&quot;GBR&quot;;[.D$1:.D$1048576])"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ESP</text:p>
          </table:table-cell>
          <table:table-cell table:style-name="ce1" table:formula="of:=ROUND(AVERAGEIF([.B$1:.B$1048576];&quot;ESP&quot;;[.D$1:.D$1048576]);2)" office:value-type="float" office:value="2" calcext:value-type="float">
            <text:p>2</text:p>
          </table:table-cell>
          <table:table-cell table:style-name="ce1" table:formula="of:=ROUND(AVERAGEIFS([.D$1:.D$1048576]; [.B$1:.B$1048576]; &quot;ESP&quot;; [.C$1:.C$1048576]; &quot;Té con limón&quot;); 2)" office:value-type="float" office:value="1.17" calcext:value-type="float">
            <text:p>1.17</text:p>
          </table:table-cell>
          <table:table-cell table:style-name="ce1" table:formula="of:=ROUND(AVERAGEIFS([.D$1:.D$1048576]; [.B$1:.B$1048576]; &quot;ESP&quot;; [.C$1:.C$1048576]; &quot;Café&quot;); 2)" office:value-type="float" office:value="2.03" calcext:value-type="float">
            <text:p>2.03</text:p>
          </table:table-cell>
          <table:table-cell table:style-name="ce1" table:formula="of:=ROUND(AVERAGEIFS([.D$1:.D$1048576]; [.B$1:.B$1048576]; &quot;ESP&quot;; [.C$1:.C$1048576]; &quot;Café con leche&quot;); 2)" office:value-type="float" office:value="1.97" calcext:value-type="float">
            <text:p>1.97</text:p>
          </table:table-cell>
          <table:table-cell table:style-name="ce1" table:formula="of:=ROUND(AVERAGEIFS([.D$1:.D$1048576]; [.B$1:.B$1048576]; &quot;ESP&quot;; [.C$1:.C$1048576]; &quot;Caña cerveza&quot;); 2)" office:value-type="float" office:value="2.09" calcext:value-type="float">
            <text:p>2.09</text:p>
          </table:table-cell>
          <table:table-cell table:style-name="ce1" table:formula="of:=ROUND(AVERAGEIFS([.D$1:.D$1048576]; [.B$1:.B$1048576]; &quot;ESP&quot;; [.C$1:.C$1048576]; &quot;Vino&quot;); 2)" office:value-type="float" office:value="2" calcext:value-type="float">
            <text:p>2</text:p>
          </table:table-cell>
          <table:table-cell table:style-name="ce1" table:formula="of:=ROUND(AVERAGEIFS([.D$1:.D$1048576]; [.B$1:.B$1048576]; &quot;ESP&quot;; [.C$1:.C$1048576]; &quot;Sangría&quot;); 2)" office:value-type="float" office:value="2.13" calcext:value-type="float">
            <text:p>2.13</text:p>
          </table:table-cell>
          <table:table-cell table:style-name="ce1" table:formula="of:=ROUND(AVERAGEIFS([.D$1:.D$1048576]; [.B$1:.B$1048576]; &quot;ESP&quot;; [.C$1:.C$1048576]; &quot;Brandy&quot;); 2)" office:value-type="float" office:value="2.06" calcext:value-type="float">
            <text:p>2.06</text:p>
          </table:table-cell>
          <table:table-cell table:style-name="ce1" table:formula="of:=ROUND(AVERAGEIFS([.D$1:.D$1048576]; [.B$1:.B$1048576]; &quot;ESP&quot;; [.C$1:.C$1048576]; &quot;Cava&quot;); 2)" office:value-type="float" office:value="2.22" calcext:value-type="float">
            <text:p>2.22</text:p>
          </table:table-cell>
          <table:table-cell table:style-name="ce1" table:formula="of:=ROUND(AVERAGEIFS([.D$1:.D$1048576]; [.B$1:.B$1048576]; &quot;ESP&quot;; [.C$1:.C$1048576]; &quot;Whisky&quot;); 2)" office:value-type="float" office:value="2" calcext:value-type="float">
            <text:p>2</text:p>
          </table:table-cell>
          <table:table-cell table:style-name="ce1" table:formula="of:=SUMIF([.B$1:.B$1048576];&quot;ESP&quot;;[.D$1:.D$1048576])"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RA</text:p>
          </table:table-cell>
          <table:table-cell table:style-name="ce1" table:formula="of:=ROUND(AVERAGEIF([.B$1:.B$1048576];&quot;FRA&quot;;[.D$1:.D$1048576]);2)" office:value-type="float" office:value="2.13" calcext:value-type="float">
            <text:p>2.13</text:p>
          </table:table-cell>
          <table:table-cell table:style-name="ce1" table:formula="of:=ROUND(AVERAGEIFS([.D$1:.D$1048576]; [.B$1:.B$1048576]; &quot;FRA&quot;; [.C$1:.C$1048576]; &quot;Té con limón&quot;); 2)" office:value-type="float" office:value="3" calcext:value-type="float">
            <text:p>3</text:p>
          </table:table-cell>
          <table:table-cell table:style-name="ce1" table:formula="of:=ROUND(AVERAGEIFS([.D$1:.D$1048576]; [.B$1:.B$1048576]; &quot;FRA&quot;; [.C$1:.C$1048576]; &quot;Café&quot;); 2)" office:value-type="float" office:value="2.22" calcext:value-type="float">
            <text:p>2.22</text:p>
          </table:table-cell>
          <table:table-cell table:style-name="ce1" table:formula="of:=ROUND(AVERAGEIFS([.D$1:.D$1048576]; [.B$1:.B$1048576]; &quot;FRA&quot;; [.C$1:.C$1048576]; &quot;Café con leche&quot;); 2)" office:value-type="float" office:value="2.06" calcext:value-type="float">
            <text:p>2.06</text:p>
          </table:table-cell>
          <table:table-cell table:style-name="ce1" table:formula="of:=ROUND(AVERAGEIFS([.D$1:.D$1048576]; [.B$1:.B$1048576]; &quot;FRA&quot;; [.C$1:.C$1048576]; &quot;Caña cerveza&quot;); 2)" office:value-type="float" office:value="2.31" calcext:value-type="float">
            <text:p>2.31</text:p>
          </table:table-cell>
          <table:table-cell table:style-name="ce1" table:formula="of:=ROUND(AVERAGEIFS([.D$1:.D$1048576]; [.B$1:.B$1048576]; &quot;FRA&quot;; [.C$1:.C$1048576]; &quot;Vino&quot;); 2)" office:value-type="float" office:value="2.1" calcext:value-type="float">
            <text:p>2.1</text:p>
          </table:table-cell>
          <table:table-cell table:style-name="ce1" table:formula="of:=ROUND(AVERAGEIFS([.D$1:.D$1048576]; [.B$1:.B$1048576]; &quot;FRA&quot;; [.C$1:.C$1048576]; &quot;Sangría&quot;); 2)" office:value-type="float" office:value="2" calcext:value-type="float">
            <text:p>2</text:p>
          </table:table-cell>
          <table:table-cell table:style-name="ce1" table:formula="of:=ROUND(AVERAGEIFS([.D$1:.D$1048576]; [.B$1:.B$1048576]; &quot;FRA&quot;; [.C$1:.C$1048576]; &quot;Brandy&quot;); 2)" office:value-type="float" office:value="2.28" calcext:value-type="float">
            <text:p>2.28</text:p>
          </table:table-cell>
          <table:table-cell table:style-name="ce1" table:formula="of:=ROUND(AVERAGEIFS([.D$1:.D$1048576]; [.B$1:.B$1048576]; &quot;FRA&quot;; [.C$1:.C$1048576]; &quot;Cava&quot;); 2)" office:value-type="float" office:value="2" calcext:value-type="float">
            <text:p>2</text:p>
          </table:table-cell>
          <table:table-cell table:style-name="ce1" table:formula="of:=ROUND(AVERAGEIFS([.D$1:.D$1048576]; [.B$1:.B$1048576]; &quot;FRA&quot;; [.C$1:.C$1048576]; &quot;Whisky&quot;); 2)" office:value-type="float" office:value="2" calcext:value-type="float">
            <text:p>2</text:p>
          </table:table-cell>
          <table:table-cell table:style-name="ce1" table:formula="of:=SUMIF([.B$1:.B$1048576];&quot;FRA&quot;;[.D$1:.D$1048576])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consumicions:</text:p>
          </table:table-cell>
          <table:table-cell/>
          <table:table-cell table:style-name="ce1" table:formula="of:=SUMIFS([.D$1:.D$1048576];[.B$1:.B$1048576];&quot;FRA&quot;;[.C$1:.C$1048576];&quot;Té con limón&quot;)" office:value-type="float" office:value="3" calcext:value-type="float">
            <text:p>3</text:p>
          </table:table-cell>
          <table:table-cell table:style-name="ce1" table:formula="of:=ROUND(AVERAGEIFS([.D$1:.D$1048576]; [.B$1:.B$1048576]; &quot;FRA&quot;; [.C$1:.C$1048576]; &quot;Café&quot;); 2)" office:value-type="float" office:value="2.22" calcext:value-type="float">
            <text:p>2.22</text:p>
          </table:table-cell>
          <table:table-cell table:style-name="ce1" table:formula="of:=ROUND(AVERAGEIFS([.D$1:.D$1048576]; [.B$1:.B$1048576]; &quot;FRA&quot;; [.C$1:.C$1048576]; &quot;Café con leche&quot;); 2)" office:value-type="float" office:value="2.06" calcext:value-type="float">
            <text:p>2.06</text:p>
          </table:table-cell>
          <table:table-cell table:style-name="ce1" table:formula="of:=ROUND(AVERAGEIFS([.D$1:.D$1048576]; [.B$1:.B$1048576]; &quot;FRA&quot;; [.C$1:.C$1048576]; &quot;Caña cerveza&quot;); 2)" office:value-type="float" office:value="2.31" calcext:value-type="float">
            <text:p>2.31</text:p>
          </table:table-cell>
          <table:table-cell table:style-name="ce1" table:formula="of:=ROUND(AVERAGEIFS([.D$1:.D$1048576]; [.B$1:.B$1048576]; &quot;FRA&quot;; [.C$1:.C$1048576]; &quot;Vino&quot;); 2)" office:value-type="float" office:value="2.1" calcext:value-type="float">
            <text:p>2.1</text:p>
          </table:table-cell>
          <table:table-cell table:style-name="ce1" table:formula="of:=ROUND(AVERAGEIFS([.D$1:.D$1048576]; [.B$1:.B$1048576]; &quot;FRA&quot;; [.C$1:.C$1048576]; &quot;Sangría&quot;); 2)" office:value-type="float" office:value="2" calcext:value-type="float">
            <text:p>2</text:p>
          </table:table-cell>
          <table:table-cell table:style-name="ce1" table:formula="of:=ROUND(AVERAGEIFS([.D$1:.D$1048576]; [.B$1:.B$1048576]; &quot;FRA&quot;; [.C$1:.C$1048576]; &quot;Brandy&quot;); 2)" office:value-type="float" office:value="2.28" calcext:value-type="float">
            <text:p>2.28</text:p>
          </table:table-cell>
          <table:table-cell table:style-name="ce1" table:formula="of:=ROUND(AVERAGEIFS([.D$1:.D$1048576]; [.B$1:.B$1048576]; &quot;FRA&quot;; [.C$1:.C$1048576]; &quot;Cava&quot;); 2)" office:value-type="float" office:value="2" calcext:value-type="float">
            <text:p>2</text:p>
          </table:table-cell>
          <table:table-cell table:style-name="ce1" table:formula="of:=ROUND(AVERAGEIFS([.D$1:.D$1048576]; [.B$1:.B$1048576]; &quot;FRA&quot;; [.C$1:.C$1048576]; &quot;Whisky&quot;); 2)" office:value-type="float" office:value="2" calcext:value-type="float">
            <text:p>2</text:p>
          </table:table-cell>
          <table:table-cell table:style-name="ce1" table:formula="of:=SUM([.D$1:.D$1048576])"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Total diari:</text:p>
          </table:table-cell>
          <table:table-cell table:style-name="ce1"/>
          <table:table-cell office:value-type="string" calcext:value-type="string">
            <text:p>Suma: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Té con limón</text:p>
          </table:table-cell>
          <table:table-cell table:style-name="ce1" table:formula="of:=ROUND(AVERAGEIF([.$C$1:.$C$1048576];&quot;Té con limón&quot;;[.$D$1:.$D$1048576]);2)" office:value-type="float" office:value="1.94" calcext:value-type="float">
            <text:p>1.94</text:p>
          </table:table-cell>
          <table:table-cell table:style-name="ce1" table:formula="of:=SUMIF([.$C$1:.$C$1048576];&quot;Té con limón&quot;;[.$D$1:.$D$1048576])"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afé</text:p>
          </table:table-cell>
          <table:table-cell table:style-name="ce1" table:formula="of:=ROUND(AVERAGEIF([.$C$1:.$C$1048576];&quot;Café&quot;;[.$D$1:.$D$1048576]);2)" office:value-type="float" office:value="2.07" calcext:value-type="float">
            <text:p>2.07</text:p>
          </table:table-cell>
          <table:table-cell table:style-name="ce1" table:formula="of:=SUMIF([.$C$1:.$C$1048576];&quot;Café&quot;;[.$D$1:.$D$1048576])" office:value-type="float" office:value="339" calcext:value-type="float">
            <text:p>33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Café con leche</text:p>
          </table:table-cell>
          <table:table-cell table:style-name="ce1" table:formula="of:=ROUND(AVERAGEIF([.$C$1:.$C$1048576];&quot;Café con leche&quot;;[.$D$1:.$D$1048576]);2)" office:value-type="float" office:value="2.07" calcext:value-type="float">
            <text:p>2.07</text:p>
          </table:table-cell>
          <table:table-cell table:style-name="ce1" table:formula="of:=SUMIF([.$C$1:.$C$1048576];&quot;Café con leche&quot;;[.$D$1:.$D$1048576])" office:value-type="float" office:value="412" calcext:value-type="float">
            <text:p>41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Caña cerveza</text:p>
          </table:table-cell>
          <table:table-cell table:style-name="ce1" table:formula="of:=ROUND(AVERAGEIF([.$C$1:.$C$1048576];&quot;Caña cerveza&quot;;[.$D$1:.$D$1048576]);2)" office:value-type="float" office:value="2.02" calcext:value-type="float">
            <text:p>2.02</text:p>
          </table:table-cell>
          <table:table-cell table:style-name="ce1" table:formula="of:=SUMIF([.$C$1:.$C$1048576];&quot;Caña cerveza&quot;;[.$D$1:.$D$1048576])" office:value-type="float" office:value="356" calcext:value-type="float">
            <text:p>35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Vino</text:p>
          </table:table-cell>
          <table:table-cell table:style-name="ce1" table:formula="of:=ROUND(AVERAGEIF([.$C$1:.$C$1048576];&quot;Vino&quot;;[.$D$1:.$D$1048576]);2)" office:value-type="float" office:value="2.05" calcext:value-type="float">
            <text:p>2.05</text:p>
          </table:table-cell>
          <table:table-cell table:style-name="ce1" table:formula="of:=SUMIF([.$C$1:.$C$1048576];&quot;Vino&quot;;[.$D$1:.$D$1048576])"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Sangría</text:p>
          </table:table-cell>
          <table:table-cell table:style-name="ce1" table:formula="of:=ROUND(AVERAGEIF([.$C$1:.$C$1048576];&quot;Sangría&quot;;[.$D$1:.$D$1048576]);2)" office:value-type="float" office:value="2.01" calcext:value-type="float">
            <text:p>2.01</text:p>
          </table:table-cell>
          <table:table-cell table:style-name="ce1" table:formula="of:=SUMIF([.$C$1:.$C$1048576];&quot;Sangría&quot;;[.$D$1:.$D$1048576])" office:value-type="float" office:value="293" calcext:value-type="float">
            <text:p>29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Brandy</text:p>
          </table:table-cell>
          <table:table-cell table:style-name="ce1" table:formula="of:=ROUND(AVERAGEIF([.$C$1:.$C$1048576];&quot;Brandy&quot;;[.$D$1:.$D$1048576]);2)" office:value-type="float" office:value="2.04" calcext:value-type="float">
            <text:p>2.04</text:p>
          </table:table-cell>
          <table:table-cell table:style-name="ce1" table:formula="of:=SUMIF([.$C$1:.$C$1048576];&quot;Brandy&quot;;[.$D$1:.$D$1048576])"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ava</text:p>
          </table:table-cell>
          <table:table-cell table:style-name="ce1" table:formula="of:=ROUND(AVERAGEIF([.$C$1:.$C$1048576];&quot;Cava&quot;;[.$D$1:.$D$1048576]);2)" office:value-type="float" office:value="2.15" calcext:value-type="float">
            <text:p>2.15</text:p>
          </table:table-cell>
          <table:table-cell table:style-name="ce1" table:formula="of:=SUMIF([.$C$1:.$C$1048576];&quot;Cava&quot;;[.$D$1:.$D$1048576])"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Whisky</text:p>
          </table:table-cell>
          <table:table-cell table:style-name="ce1" table:formula="of:=ROUND(AVERAGEIF([.$C$1:.$C$1048576];&quot;Whisky&quot;;[.$D$1:.$D$1048576]);2)" office:value-type="float" office:value="2.01" calcext:value-type="float">
            <text:p>2.01</text:p>
          </table:table-cell>
          <table:table-cell table:style-name="ce1" table:formula="of:=SUMIF([.$C$1:.$C$1048576];&quot;Whisky&quot;;[.$D$1:.$D$1048576])" office:value-type="float" office:value="219" calcext:value-type="float">
            <text:p>21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v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Vin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av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nd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ervez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ña cervez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angrí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and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Té con limón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afé con lech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ña cervez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afé con lech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Vin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grí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6T10:00:42.487068663</dc:date>
    <dc:creator>Jaume Sampol</dc:creator>
    <meta:editing-duration>PT5M41S</meta:editing-duration>
    <meta:editing-cycles>1</meta:editing-cycles>
    <meta:document-statistic meta:table-count="1" meta:cell-count="5812" meta:object-count="0"/>
    <meta:generator>LibreOffice/7.3.5.2$Linux_X86_64 LibreOffice_project/30$Build-2</meta:generator>
  </office:meta>
</office:document-meta>
</file>